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e0f" officeooo:paragraph-rsid="00177e0f"/>
    </style:style>
    <style:style style:name="P2" style:family="paragraph" style:parent-style-name="Standard">
      <style:text-properties officeooo:paragraph-rsid="00177e0f"/>
    </style:style>
    <style:style style:name="P3" style:family="paragraph" style:parent-style-name="Standard">
      <style:text-properties officeooo:rsid="00126f6e" officeooo:paragraph-rsid="00177e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6f6e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6f6e"/>
    </style:style>
    <style:style style:name="T5" style:family="text">
      <style:text-properties style:text-underline-style="dash" style:text-underline-width="auto" style:text-underline-color="font-color"/>
    </style:style>
    <style:style style:name="T6" style:family="text">
      <style:text-properties style:text-underline-style="dash" style:text-underline-width="auto" style:text-underline-color="font-color" fo:font-weight="normal" style:font-weight-asian="normal" style:font-weight-complex="normal"/>
    </style:style>
    <style:style style:name="T7" style:family="text">
      <style:text-properties fo:background-color="#ffff00"/>
    </style:style>
    <style:style style:name="T8" style:family="text">
      <style:text-properties officeooo:rsid="00126f6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bold" style:text-underline-color="font-color"/>
    </style:style>
    <style:style style:name="T11" style:family="text">
      <style:text-properties style:text-underline-style="solid" style:text-underline-width="bold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bold" style:text-underline-color="font-color" officeooo:rsid="00126f6e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26f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SE</text:span> (<text:span text:style-name="T3">cod_base</text:span>, nombre, fecha_ini, fecha_fin)<text:line-break/>PK: cod_base</text:p>
      <text:p text:style-name="P1"/>
      <text:p text:style-name="P1">CREATE TABLE base (</text:p>
      <text:p text:style-name="P1">cod_base CHAR(6),</text:p>
      <text:p text:style-name="P1">nombre VARCHAR(30),</text:p>
      <text:p text:style-name="P1">fecha_ini DATE,</text:p>
      <text:p text:style-name="P1">fecha_fin DATE,</text:p>
      <text:p text:style-name="P1">CONSTRAINT ba_cod_pk PRIMARY KEY (cod_base)</text:p>
      <text:p text:style-name="P1">);</text:p>
      <text:p text:style-name="P1"/>
      <text:p text:style-name="P1"><text:span text:style-name="T1">HANGAR </text:span>(<text:span text:style-name="T3">nombre</text:span>, descripción, <text:span text:style-name="T5">cod_base</text:span> → Base)<text:line-break/>PK: nombre<text:line-break/>FK: cod_base -&gt; BASE<text:line-break/>VNN: cod_base -&gt; BASE</text:p>
      <text:p text:style-name="P1"/>
      <text:p text:style-name="P1">CREATE TABLE hangar (</text:p>
      <text:p text:style-name="P1">nombre CHAR(6),</text:p>
      <text:p text:style-name="P1">descripcion VARCHAR(30),</text:p>
      <text:p text:style-name="P1">cod_base CHAR(6) NOT NULL,</text:p>
      <text:p text:style-name="P1">CONSTRAINT ha_nom_pk <text:tab/>PRIMARY KEY(nombre),</text:p>
      <text:p text:style-name="P1">CONSTRAINT ha_cod_fk FOREIGN KEY (cod_base) REFERENCES base (cod_base)</text:p>
      <text:p text:style-name="P1">);</text:p>
      <text:p text:style-name="P1"/>
      <text:p text:style-name="P2"><text:span text:style-name="T1">NAVE</text:span> (<text:span text:style-name="T3">matricula</text:span>, nombre, operativa, <text:span text:style-name="T5">nombre_hangar</text:span> → hangar)<text:line-break/>PK: matricula<text:line-break/>FK: nombre_hangar -&gt; HANGAR<text:line-break/>VNN: nombre_hangar -&gt; HANGAR</text:p>
      <text:p text:style-name="P2"/>
      <text:p text:style-name="P1"><text:span text:style-name="T7">PERDIDA SEMANTICA:</text:span> Habrá que verificar que todo hangar tenga una nave a guardar. <text:span text:style-name="T8">La especialización es parcial y disjunta por lo que en los hangares también puede haber otro tipos de naves.</text:span></text:p>
      <text:p text:style-name="P1"/>
      <text:p text:style-name="P1">CREATE TABLE nave (</text:p>
      <text:p text:style-name="P1">matricula CHAR(10),</text:p>
      <text:p text:style-name="P1">nombre VARCHAR(30),</text:p>
      <text:p text:style-name="P1">operativa VARCHAR(2),</text:p>
      <text:p text:style-name="P1">nombre_hangar CHAR(6) NOT NULL,</text:p>
      <text:p text:style-name="P1">CONSTRAINT na_ma_pk PRIMARY KEY(matricula),</text:p>
      <text:p text:style-name="P1">CONSTRAINT na_nom_fk FOREIGN KEY(nombre_hangar) REFERENCES hangar (nombre),</text:p>
      <text:p text:style-name="P1">CONSTRAINT na_op_ck CHECK (operativa IN (‘si’,’no’)) </text:p>
      <text:p text:style-name="P1"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TIE FIGHTER</text:span> (<text:span text:style-name="T3">matricula</text:span> → NAVE, biplaza)<text:line-break/>PK: matricula -&gt; NAVE<text:line-break/>FK: matricula -&gt; NAVE</text:p>
      <text:p text:style-name="P1"/>
      <text:p text:style-name="P1">CREATE TABLE tie_fighter (</text:p>
      <text:p text:style-name="P1">matricula CHAR(10),</text:p>
      <text:p text:style-name="P1">biplaza VARCHAR(2),</text:p>
      <text:p text:style-name="P1">CONSTRAINT tie_ma_pk PRIMARY KEY(matricula),</text:p>
      <text:p text:style-name="P1">CONSTRAINT tie_ma_fk FOREIGN KEY (matricula) REFERENCES nave(matricula),</text:p>
      <text:p text:style-name="P1">CONSTRAINT na_op_ck CHECK (biplaza IN (‘si’,’no’)) </text:p>
      <text:p text:style-name="P1">);</text:p>
      <text:p text:style-name="P1"/>
      <text:p text:style-name="P3"><text:span text:style-name="T1">ARMAMENTO</text:span> (<text:span text:style-name="T3">armamento</text:span>,<text:span text:style-name="T3"> matricula</text:span> → TIE FIGHTER)<text:line-break/>PK: armamento, matricula → TIE FIGHTER<text:line-break/>FK: matricula → TIE FIGHTER</text:p>
      <text:p text:style-name="P3"/>
      <text:p text:style-name="P1">CREATE TABLE armamento (</text:p>
      <text:p text:style-name="P1">armamento VARCHAR(30),</text:p>
      <text:p text:style-name="P1">matricula CHAR(10),</text:p>
      <text:p text:style-name="P1">CONSTRAINT ar_ma_pk PRIMARY KEY(armamento, matricula),</text:p>
      <text:p text:style-name="P1">CONSTRAINT ar_ma_fk FOREIGN KEY (matricula) REFERENCES tie_fighter(matricula),</text:p>
      <text:p text:style-name="P1">);</text:p>
      <text:p text:style-name="P1"/>
      <text:p text:style-name="P3"><text:span text:style-name="T1">PILOTO</text:span><text:span text:style-name="T9"> (</text:span><text:span text:style-name="T11">licencia</text:span><text:span text:style-name="T9">, fecha_li, nombre, apellido, </text:span><text:span text:style-name="T6">supervisado_por</text:span><text:span text:style-name="T9"> → PILOTO(licencia))<text:line-break/>PK: licencia<text:line-break/>FK: supervisado_por → PILOTO(licencia)</text:span></text:p>
      <text:p text:style-name="P3"><text:span text:style-name="T9"/></text:p>
      <text:p text:style-name="P1"><text:span text:style-name="T9">CREATE TABLE piloto (</text:span></text:p>
      <text:p text:style-name="P1"><text:span text:style-name="T9">licencia CHAR(5),</text:span></text:p>
      <text:p text:style-name="P1"><text:span text:style-name="T9">fecha_li DATE,</text:span></text:p>
      <text:p text:style-name="P1"><text:span text:style-name="T9">nombre VARCHAR(15),</text:span></text:p>
      <text:p text:style-name="P1"><text:span text:style-name="T9">apellido VARCHAR(15),</text:span></text:p>
      <text:p text:style-name="P1"><text:span text:style-name="T9">supervisado_por CHAR(5),</text:span></text:p>
      <text:p text:style-name="P1"><text:span text:style-name="T9">CONSTRAINT pi_li_pk PRIMARY KEY (licencia),</text:span></text:p>
      <text:p text:style-name="P1"><text:span text:style-name="T9">CONSTRAINT pi_su_fk FOREIGN KEY (supervisado_por) REFERENCES piloto(licencia)</text:span></text:p>
      <text:p text:style-name="P1"><text:span text:style-name="T9">);</text:span></text:p>
      <text:p text:style-name="P1"/>
      <text:p text:style-name="P1"><text:span text:style-name="T1">CRUCERO</text:span> (<text:span text:style-name="T3">matricula</text:span> → NAVE, escudo, carga, <text:span text:style-name="T5">licencia</text:span> → piloto)<text:line-break/>PK: matricula -&gt; NAVE<text:line-break/>FK: matricula -&gt; NAVE<text:line-break/>FK: licencia -&gt; PILOTO<text:line-break/>VNN: licencia -&gt; PILOTO</text:p>
      <text:p text:style-name="P1"/>
      <text:p text:style-name="P1">CREATE TABLE crucero (</text:p>
      <text:p text:style-name="P1">matricula CHAR(10),</text:p>
      <text:p text:style-name="P1">escudo VARCHAR(2),</text:p>
      <text:p text:style-name="P1">carga INTEGER,</text:p>
      <text:p text:style-name="P1">licencia CHAR(5) NOT NULL,</text:p>
      <text:p text:style-name="P1">CONSTRAINT cru_ma_pk PRIMARY KEY (matricula),</text:p>
      <text:p text:style-name="P1">CONSTRAINT cru_li_fk FOREIGN KEY (licencia) REFERENCES piloto(licencia)</text:p>
      <text:p text:style-name="P1">CONSTRAINT cru_es_ck CHECK (escudo IN (‘si’,’no’))</text:p>
      <text:p text:style-name="P1">);</text:p>
      <text:p text:style-name="P1"><text:soft-page-break/><text:span text:style-name="T1">TRANSPORTE</text:span> (<text:span text:style-name="T10">codigo</text:span>, objetivo)<text:line-break/>PK: codigo</text:p>
      <text:p text:style-name="P1"/>
      <text:p text:style-name="P1">CREATE TABLE transporte (</text:p>
      <text:p text:style-name="P1">codigo CHAR(9),</text:p>
      <text:p text:style-name="P1">objetivo VARCHAR(30),</text:p>
      <text:p text:style-name="P1">CONSTREINT tr_co_pk PRIMARY KEY (codigo),</text:p>
      <text:p text:style-name="P1">);</text:p>
      <text:p text:style-name="P1"/>
      <text:p text:style-name="P1"><text:span text:style-name="T2">REALIZAR</text:span> (<text:span text:style-name="T10">código</text:span> → TRANSPORTE, <text:span text:style-name="T3">matricula</text:span> → CRUCERO, fecha_salida, fecha_llegada)<text:line-break/>PK: codigo -&gt; TRANSPORTE, matricula -&gt; CRUCERO<text:line-break/>FK: código -&gt; TRANSPORTE<text:line-break/>FK: código -&gt; CRUCERO</text:p>
      <text:p text:style-name="P1"/>
      <text:p text:style-name="P1">CREATE TABLE realizar (</text:p>
      <text:p text:style-name="P1">codigo CHAR(9),</text:p>
      <text:p text:style-name="P1">matricula CHAR(10),</text:p>
      <text:p text:style-name="P1">fecha_salida DATE,</text:p>
      <text:p text:style-name="P1">fecha_llegada DATE,</text:p>
      <text:p text:style-name="P1">CONSTRAINT rea_cod_ma_pk PRIMARY KEY (codigo, matricula),</text:p>
      <text:p text:style-name="P1">CONSTRAINT rea_cod_fk FOREIGN KEY (codigo) REFERENCES transporte(codigo),</text:p>
      <text:p text:style-name="P1">CONSTRAINT rea_mat_fk FOREIGN KEY (matricula) REFERENCES crucero(matricula),</text:p>
      <text:p text:style-name="P1">);</text:p>
      <text:p text:style-name="P1"/>
      <text:p text:style-name="P2"><text:span text:style-name="T2">COSTE</text:span><text:span text:style-name="T8"> (</text:span><text:span text:style-name="T12">codigo</text:span><text:span text:style-name="T8"> → TRANSPORTE, </text:span><text:span text:style-name="T4">linea</text:span><text:span text:style-name="T8">, concepto, importe)<text:line-break/>PK: linea, codigo → TRANSPORTE<text:line-break/>FK: codigo → TRANSPORTE</text:span></text:p>
      <text:p text:style-name="P2"/>
      <text:p text:style-name="P1">CREATE TABLE coste (</text:p>
      <text:p text:style-name="P1">codigo CHAR(9),</text:p>
      <text:p text:style-name="P1">linea INTEGER,</text:p>
      <text:p text:style-name="P1">concepto VARCHAR(20),</text:p>
      <text:p text:style-name="P1">importe DOUBLE,</text:p>
      <text:p text:style-name="P1">CONSTRAINT cos_co_li_pk PRIMARY KEY(codigo, linea),</text:p>
      <text:p text:style-name="P1">CONSTRAINT cos_cod_fk FOREIGN KEY(codigo) REFERENCES transporte(codigo)</text:p>
      <text:p text:style-name="P1">);</text:p>
      <text:p text:style-name="P1"/>
      <text:p text:style-name="P1">PERDIDAS SEMÁNTICAS</text:p>
      <text:p text:style-name="P1">(1) – Todo hangar debe tener una nave asociada.</text:p>
      <text:p text:style-name="P1">(2) – Si la nave es un crucero no puede ser tie figther y viceversa </text:p>
      <text:p text:style-name="P1">(3) – Todo transporte debe tener un crucero asociado.</text:p>
      <text:p text:style-name="P1">(4) – Todo transporte tendrá un coste.</text:p>
      <text:p text:style-name="P1"/>
      <text:p text:style-name="P1"/>
      <text:p text:style-name="P1">EJERCICIO 3</text:p>
      <text:p text:style-name="P1"/>
      <text:p text:style-name="P1"><text:tab/>1</text:p>
      <text:p text:style-name="P1">ALTER TABLE piloto ADD CONSTRAINT pi_nom_ape_uk UNIQUE KEY(nombre, apellidos);</text:p>
      <text:p text:style-name="P1"><text:tab/>2</text:p>
      <text:p text:style-name="P1">ALTER TABLE nave MODIFY nombre_hangar CHAR(6);</text:p>
      <text:p text:style-name="P1"/>
      <text:p text:style-name="P1"/>
      <text:p text:style-name="P1"><text:soft-page-break/><text:tab/>3</text:p>
      <text:p text:style-name="P1">ALTER TABLE realizar DROP CONSTRAINT <text:s/>rea_cod_fk;</text:p>
      <text:p text:style-name="P1"/>
      <text:p text:style-name="P1">ALTER TABLE coste DROP CONSTRAINT <text:s/>cos_cod_fk;</text:p>
      <text:p text:style-name="P1"/>
      <text:p text:style-name="P1">ALTER TABLE realizar ADD CONSTRAINT rea_cod_fk FOREIGN KEY (codigo) </text:p>
      <text:p text:style-name="P1">REFERENCES transporte(codigo) ON DELETE CASCADE ON UPDATE CASCADE;</text:p>
      <text:p text:style-name="P1"/>
      <text:p text:style-name="P1">ALTER TABLE coste ADD CONSTRAINT cos_cod_fk FOREIGN KEY (codigo) REFERENCES transporte(codigo) ON DELETE CASCADE ON UPDATE CASCADE;</text:p>
      <text:p text:style-name="P1"/>
      <text:p text:style-name="P1"><text:tab/>4</text:p>
      <text:p text:style-name="P1">ALTER TABLE base MODIFY fecha_ini TIMESTAMP;</text:p>
      <text:p text:style-name="P1"/>
      <text:p text:style-name="P1">4 MANIPULACION DE DATOS</text:p>
      <text:p text:style-name="P1"/>
      <text:p text:style-name="P1">INSERT INTO base (cod_base, nombre) </text:p>
      <text:p text:style-name="P1">VALUES (‘BALDS1’,’Base Alderaan sistema 1’);</text:p>
      <text:p text:style-name="P1"/>
      <text:p text:style-name="P1">INSERT INTO hangar (nombre, descripcion)</text:p>
      <text:p text:style-name="P1">VALUES (‘HALDS1’,’Hangar Alderaan sistema 1’);</text:p>
      <text:p text:style-name="P1"/>
      <text:p text:style-name="P1">INSERT INTO piloto (licencia, nombre, apellidos)</text:p>
      <text:p text:style-name="P1">VALUES (‘LI001’,’Trooper1’,’Comandante’),</text:p>
      <text:p text:style-name="P1">(‘LI002’,’Trooper2’,’Teniente’),</text:p>
      <text:p text:style-name="P1">(‘LI003’,’Trooper3’,’Dummie’);</text:p>
      <text:p text:style-name="P1"/>
      <text:p text:style-name="P1">INSERT INTO nave (matricula, nombre, operativa)</text:p>
      <text:p text:style-name="P1">VALUES (‘CIALDS1001’,’Crucero Imperial carga pesada’,’si’),</text:p>
      <text:p text:style-name="P1">(‘CIALDS1002’,’Crucero Imperial carga media’,’si’);</text:p>
      <text:p text:style-name="P1"/>
      <text:p text:style-name="P1">INSERT INTO crucero<text:span text:style-name="T13"> (matricula, escudo, carga, licencia)</text:span></text:p>
      <text:p text:style-name="P1">VALUES(‘CIALDS1001’,’si’,10000,’LI001’),</text:p>
      <text:p text:style-name="P1">(‘CIALDS1002’,’no’,5000,’LI002’);</text:p>
      <text:p text:style-name="P1"/>
      <text:p text:style-name="P1">UPDATE piloto</text:p>
      <text:p text:style-name="P1">SET supervisado_por = ‘LI001’ </text:p>
      <text:p text:style-name="P1">WHERE licencia = ‘LI003’;</text:p>
      <text:p text:style-name="P1"/>
      <text:p text:style-name="P1">INSERT INTO transporte <text:span text:style-name="T13">(codigo, objetivo)</text:span></text:p>
      <text:p text:style-name="P1">VALUES(‘TC_ALDEND’,’transportar coaxium’);</text:p>
      <text:p text:style-name="P1"/>
      <text:p text:style-name="P1">INSERT INTO realizar<text:span text:style-name="T13"> (código, matricula, fecha_salida)</text:span></text:p>
      <text:p text:style-name="P1">VALUES(‘TC_ALDEND’,’CIALDS1001’,’2022/12/01’),</text:p>
      <text:p text:style-name="P1">(‘TC_ALDEND’,’CIALDS1002’,’2022/12/01’);</text:p>
      <text:p text:style-name="P1"/>
      <text:p text:style-name="P1">INSERT INTO coste <text:span text:style-name="T13">(</text:span><text:span text:style-name="T14">codigo, linea, concepto, importe</text:span><text:span text:style-name="T13">)</text:span></text:p>
      <text:p text:style-name="P1">VALUES(‘TC_ALDEND’,1,’Dietas’,10),</text:p>
      <text:p text:style-name="P1">(‘TC_ALDEND’,2,’Tasas’,0.5);</text:p>
      <text:p text:style-name="P1"/>
      <text:p text:style-name="P1"/>
      <text:p text:style-name="P1"/>
      <text:p text:style-name="P1"><text:soft-page-break/>UPDATE realizar</text:p>
      <text:p text:style-name="P1">SET fecha_llegada = ‘2022/12/05’</text:p>
      <text:p text:style-name="P1">WHERE codigo = ‘TC_ALDEND’;</text:p>
      <text:p text:style-name="P1"/>
      <text:p text:style-name="P1">DELETE FROM piloto</text:p>
      <text:p text:style-name="P1">WHERE nombre = ‘Trooper3’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1T12:32:31.155000000</meta:creation-date>
    <dc:date>2022-12-31T15:08:01.248000000</dc:date>
    <meta:editing-duration>PT2H35M30S</meta:editing-duration>
    <meta:editing-cycles>1</meta:editing-cycles>
    <meta:document-statistic meta:table-count="0" meta:image-count="0" meta:object-count="0" meta:page-count="5" meta:paragraph-count="136" meta:word-count="660" meta:character-count="5363" meta:non-whitespace-character-count="4822"/>
    <meta:generator>LibreOffice/7.4.2.3$Windows_X86_64 LibreOffice_project/382eef1f22670f7f4118c8c2dd222ec7ad009daf</meta:generator>
  </office:meta>
</office:document-meta>
</file>